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9cm" fo:min-width="2.59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79cm" fo:min-width="2.596cm" loext:decorative="false"/>
      <style:paragraph-properties style:writing-mode="lr-tb"/>
    </style:style>
    <style:style style:name="gr3" style:family="graphic" style:parent-style-name="standard">
      <style:graphic-properties draw:fill-color="#ffaa95" draw:textarea-horizontal-align="justify" draw:textarea-vertical-align="middle" draw:auto-grow-height="false" fo:min-height="1.217cm" fo:min-width="2.758cm" loext:decorative="false"/>
      <style:paragraph-properties style:writing-mode="lr-tb"/>
    </style:style>
    <style:style style:name="gr4" style:family="graphic" style:parent-style-name="standard">
      <style:graphic-properties draw:fill-color="#ffaa95" draw:textarea-horizontal-align="justify" draw:textarea-vertical-align="middle" draw:auto-grow-height="false" fo:min-height="1.216cm" fo:min-width="2.759cm" loext:decorative="false"/>
      <style:paragraph-properties style:writing-mode="lr-tb"/>
    </style:style>
    <style:style style:name="gr5" style:family="graphic" style:parent-style-name="standard">
      <style:graphic-properties draw:fill-color="#ffaa95" draw:textarea-horizontal-align="justify" draw:textarea-vertical-align="middle" draw:auto-grow-height="false" fo:min-height="1.217cm" fo:min-width="2.759cm" loext:decorative="false"/>
      <style:paragraph-properties style:writing-mode="lr-tb"/>
    </style:style>
    <style:style style:name="gr6" style:family="graphic" style:parent-style-name="standard">
      <style:graphic-properties draw:fill-color="#ffaa95" draw:textarea-horizontal-align="justify" draw:textarea-vertical-align="middle" draw:auto-grow-height="false" fo:min-height="1.216cm" fo:min-width="2.758cm" loext:decorative="false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424cm" fo:min-width="1.296cm" loext:decorative="false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0.874cm" fo:min-width="1.296cm" loext:decorative="false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425cm" fo:min-width="1.296cm" loext:decorative="false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fill-color="#ffaa95" draw:textarea-vertical-align="middle" loext:decorative="false"/>
    </style:style>
    <style:style style:name="gr11" style:family="graphic" style:parent-style-name="objectwithoutfill">
      <style:graphic-properties draw:marker-end="Arrowheads_20_2" draw:marker-end-width="0.3cm" draw:fill="none" draw:fill-color="#ffaa95" draw:textarea-vertical-align="middle" loext:decorative="false"/>
    </style:style>
    <style:style style:name="gr12" style:family="graphic" style:parent-style-name="objectwithoutfill">
      <style:graphic-properties draw:marker-end="Arrowheads_20_3" draw:marker-end-width="0.3cm" draw:fill="none" draw:fill-color="#ffaa95" draw:textarea-vertical-align="middle" loext:decorative="false"/>
    </style:style>
    <style:style style:name="gr13" style:family="graphic" style:parent-style-name="objectwithoutfill">
      <style:graphic-properties draw:marker-end="Arrowheads_20_4" draw:marker-end-width="0.3cm" draw:fill="none" draw:fill-color="#ffaa95" draw:textarea-vertical-align="middle" loext:decorative="false"/>
    </style:style>
    <style:style style:name="gr14" style:family="graphic" style:parent-style-name="objectwithoutfill">
      <style:graphic-properties draw:marker-end="Arrowheads_20_5" draw:marker-end-width="0.3cm" draw:fill="none" draw:fill-color="#ffaa95" draw:textarea-vertical-align="middle" loext:decorative="false"/>
    </style:style>
    <style:style style:name="gr15" style:family="graphic" style:parent-style-name="objectwithoutfill">
      <style:graphic-properties draw:marker-end="Arrowheads_20_6" draw:marker-end-width="0.3cm" draw:fill="none" draw:fill-color="#ffaa95" draw:textarea-vertical-align="middle" loext:decorative="false"/>
    </style:style>
    <style:style style:name="gr16" style:family="graphic" style:parent-style-name="objectwithoutfill">
      <style:graphic-properties draw:marker-end="Arrowheads_20_7" draw:marker-end-width="0.3cm" draw:fill="none" draw:fill-color="#ffaa95" draw:textarea-vertical-align="middle" loext:decorative="false"/>
    </style:style>
    <style:style style:name="gr17" style:family="graphic" style:parent-style-name="objectwithoutfill">
      <style:graphic-properties draw:fill="none" draw:fill-color="#ffaa95" draw:textarea-vertical-align="middle" loext:decorative="false"/>
    </style:style>
    <style:style style:name="gr18" style:family="graphic" style:parent-style-name="objectwithoutfill">
      <style:graphic-properties draw:marker-end="Arrowheads_20_8" draw:marker-end-width="0.3cm" draw:fill="none" draw:fill-color="#ffaa95" draw:textarea-vertical-align="middle" loext:decorative="false"/>
    </style:style>
    <style:style style:name="gr19" style:family="graphic" style:parent-style-name="objectwithoutfill">
      <style:graphic-properties draw:marker-end="Arrowheads_20_9" draw:marker-end-width="0.3cm" draw:fill="none" draw:fill-color="#ffaa95" draw:textarea-vertical-align="middle" loext:decorative="false"/>
    </style:style>
    <style:style style:name="gr20" style:family="graphic" style:parent-style-name="objectwithoutfill">
      <style:graphic-properties draw:marker-end="Arrowheads_20_10" draw:marker-end-width="0.3cm" draw:fill="none" draw:fill-color="#ffaa95" draw:textarea-vertical-align="middle" loext:decorative="false"/>
    </style:style>
    <style:style style:name="gr21" style:family="graphic" style:parent-style-name="standard">
      <style:graphic-properties draw:fill-color="#b7b3ca" draw:textarea-horizontal-align="justify" draw:textarea-vertical-align="middle" draw:auto-grow-height="false" fo:min-height="1.655cm" fo:min-width="3.628cm" loext:decorative="false"/>
      <style:paragraph-properties style:writing-mode="lr-tb"/>
    </style:style>
    <style:style style:name="gr22" style:family="graphic" style:parent-style-name="objectwithoutfill">
      <style:graphic-properties draw:marker-end="Arrowheads_20_11" draw:marker-end-width="0.3cm" draw:fill="none" draw:fill-color="#ffaa95" draw:textarea-vertical-align="middle" loext:decorative="false"/>
    </style:style>
    <style:style style:name="gr23" style:family="graphic" style:parent-style-name="objectwithoutfill">
      <style:graphic-properties draw:marker-end="Arrowheads_20_12" draw:marker-end-width="0.3cm" draw:fill="none" draw:fill-color="#ffaa95" draw:textarea-vertical-align="middle" loext:decorative="false"/>
    </style:style>
    <style:style style:name="gr24" style:family="graphic" style:parent-style-name="objectwithoutfill">
      <style:graphic-properties draw:marker-start="Arrowheads_20_13" draw:marker-start-width="0.3cm" draw:marker-end="Arrowheads_20_14" draw:marker-end-width="0.3cm" draw:fill="none" draw:fill-color="#ffaa95" draw:textarea-vertical-align="middle" loext:decorative="false"/>
    </style:style>
    <style:style style:name="gr25" style:family="graphic" style:parent-style-name="standard">
      <style:graphic-properties draw:stroke="solid" draw:fill-color="#ffffff"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26" style:family="graphic" style:parent-style-name="standard">
      <style:graphic-properties draw:stroke="solid" draw:fill-color="#ffffff" draw:textarea-horizontal-align="justify" draw:textarea-vertical-align="middle" draw:auto-grow-height="false" fo:min-height="1.02cm" fo:min-width="1.405cm" loext:decorative="false"/>
      <style:paragraph-properties style:writing-mode="lr-tb"/>
    </style:style>
    <style:style style:name="gr27" style:family="graphic" style:parent-style-name="standard">
      <style:graphic-properties draw:stroke="solid" draw:fill-color="#ffffff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28" style:family="graphic" style:parent-style-name="objectwithoutfill">
      <style:graphic-properties draw:stroke="solid" draw:marker-end="Arrowheads_20_15" draw:marker-end-width="0.3cm" draw:fill="none" draw:fill-color="#ffffff" draw:textarea-vertical-align="middle" loext:decorative="false"/>
    </style:style>
    <style:style style:name="gr29" style:family="graphic" style:parent-style-name="objectwithoutfill">
      <style:graphic-properties draw:stroke="solid" draw:marker-end="Arrowheads_20_16" draw:marker-end-width="0.3cm" draw:fill="none" draw:fill-color="#ffffff" draw:textarea-vertical-align="middle" loext:decorative="false"/>
    </style:style>
    <style:style style:name="gr30" style:family="graphic" style:parent-style-name="objectwithoutfill">
      <style:graphic-properties draw:stroke="solid" draw:marker-end="Arrowheads_20_17" draw:marker-end-width="0.3cm" draw:fill="none" draw:fill-color="#ffffff" draw:textarea-vertical-align="middle" loext:decorative="fals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aa95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81d41a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aa95"/>
      <style:paragraph-properties fo:text-align="center"/>
    </style:style>
    <style:style style:name="P6" style:family="paragraph">
      <loext:graphic-properties draw:fill-color="#b7b3ca"/>
      <style:paragraph-properties fo:text-align="center"/>
    </style:style>
    <style:style style:name="P7" style:family="paragraph">
      <style:paragraph-properties fo:text-align="center"/>
      <style:text-properties fo:font-size="8pt"/>
    </style:style>
    <style:style style:name="P8" style:family="paragraph">
      <loext:graphic-properties draw:fill-color="#ffffff"/>
      <style:paragraph-properties fo:text-align="center"/>
      <style:text-properties fo:font-size="8pt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95cm" svg:height="1.629cm" svg:x="9.255cm" svg:y="1cm">
          <text:p text:style-name="P1">popup.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096cm" svg:height="1.629cm" svg:x="5.445cm" svg:y="11.118cm">
          <text:p text:style-name="P1">web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258cm" svg:height="1.467cm" svg:x="5.127cm" svg:y="14.138cm">
          <text:p text:style-name="P1">content.j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259cm" svg:height="1.466cm" svg:x="5.762cm" svg:y="7.032cm">
          <text:p text:style-name="P1">background.j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259cm" svg:height="1.467cm" svg:x="9.171cm" svg:y="2.905cm">
          <text:p text:style-name="P1">popup.j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95cm" svg:height="1.629cm" svg:x="16.32cm" svg:y="6.356cm">
          <text:p text:style-name="P1">options.ht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258cm" svg:height="1.466cm" svg:x="16.24cm" svg:y="8.741cm">
          <text:p text:style-name="P1">options.j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.54cm" svg:height="0.952cm" svg:x="5.445cm" svg:y="4.493cm">
          <text:p text:style-name="P3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54cm" svg:height="1.588cm" svg:x="9.572cm" svg:y="4.809cm">
          <text:p text:style-name="P3"><text:span text:style-name="T1">Select URL 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2.54cm" svg:height="0.953cm" svg:x="14.017cm" svg:y="4.175cm">
          <text:p text:style-name="P3"><text:span text:style-name="T1">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54cm" svg:height="0.952cm" svg:x="5.127cm" svg:y="16.557cm">
          <text:p text:style-name="P3"><text:span text:style-name="T1">N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8.937cm" svg:y1="3.54cm" svg:x2="7.35cm" svg:y2="4.492cm">
          <text:p/>
        </draw:line>
        <draw:line draw:style-name="gr11" draw:text-style-name="P5" draw:layer="layout" svg:x1="9.572cm" svg:y1="4.492cm" svg:x2="9.89cm" svg:y2="5.127cm">
          <text:p/>
        </draw:line>
        <draw:line draw:style-name="gr12" draw:text-style-name="P5" draw:layer="layout" svg:x1="7.032cm" svg:y1="5.762cm" svg:x2="7.032cm" svg:y2="7.032cm">
          <text:p/>
        </draw:line>
        <draw:line draw:style-name="gr13" draw:text-style-name="P5" draw:layer="layout" svg:x1="9.572cm" svg:y1="6.08cm" svg:x2="7.032cm" svg:y2="7.032cm">
          <text:p/>
        </draw:line>
        <draw:line draw:style-name="gr14" draw:text-style-name="P5" draw:layer="layout" svg:x1="7.032cm" svg:y1="8.62cm" svg:x2="7.032cm" svg:y2="11.16cm">
          <text:p/>
        </draw:line>
        <draw:line draw:style-name="gr15" draw:text-style-name="P5" draw:layer="layout" svg:x1="7.032cm" svg:y1="12.747cm" svg:x2="7.032cm" svg:y2="14.017cm">
          <text:p/>
        </draw:line>
        <draw:line draw:style-name="gr16" draw:text-style-name="P5" draw:layer="layout" svg:x1="6.715cm" svg:y1="15.605cm" svg:x2="6.715cm" svg:y2="16.557cm">
          <text:p/>
        </draw:line>
        <draw:path draw:style-name="gr17" draw:text-style-name="P5" draw:layer="layout" svg:width="5.086cm" svg:height="8.197cm" draw:transform="skewX (-4.46616959092167E-017) rotate (2.67524067745691) translate (4.933cm 16.82cm)" svg:viewBox="0 0 5087 8198" svg:d="M0 0c1061 76 2145 376 3012 981 350 244 741 421 973 800 357 582 599 1226 952 1806 137 226 101 459 137 693 98 637-390 1214-333 1861 36 403-366 673-581 947-213 273-344 606-623 822l-143 220-7 68">
          <text:p/>
        </draw:path>
        <draw:path draw:style-name="gr17" draw:text-style-name="P5" draw:layer="layout" svg:width="0.72cm" svg:height="0.803cm" draw:transform="rotate (-3.14159265358979) translate (5.5592898734635cm 8.75cm)" svg:viewBox="0 0 721 804" svg:d="M191 775c-45-14 927 84 341-19-178-31-761 215-435-302l57-284 18-170">
          <text:p/>
        </draw:path>
        <draw:line draw:style-name="gr18" draw:text-style-name="P5" draw:layer="layout" svg:x1="12.747cm" svg:y1="3.54cm" svg:x2="14.335cm" svg:y2="4.175cm">
          <text:p/>
        </draw:line>
        <draw:line draw:style-name="gr19" draw:text-style-name="P5" draw:layer="layout" svg:x1="16.557cm" svg:y1="5.127cm" svg:x2="17.192cm" svg:y2="6.08cm">
          <text:p/>
        </draw:line>
        <draw:line draw:style-name="gr20" draw:text-style-name="P5" draw:layer="layout" svg:x1="17.827cm" svg:y1="7.985cm" svg:x2="17.827cm" svg:y2="8.62cm">
          <text:p/>
        </draw:line>
        <draw:custom-shape draw:style-name="gr8" draw:text-style-name="P4" draw:layer="layout" svg:width="2.54cm" svg:height="1.588cm" svg:x="14.017cm" svg:y="10.842cm">
          <text:p text:style-name="P3"><text:span text:style-name="T1">Enter URL 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54cm" svg:height="1.588cm" svg:x="17.51cm" svg:y="11.16cm">
          <text:p text:style-name="P3"><text:span text:style-name="T1">S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4.128cm" svg:height="1.905cm" svg:x="11.159cm" svg:y="16.24cm">
          <text:p text:style-name="P3">Storage</text:p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14.97cm" svg:y1="12.43cm" svg:x2="13.7cm" svg:y2="15.922cm">
          <text:p/>
        </draw:line>
        <draw:line draw:style-name="gr23" draw:text-style-name="P5" draw:layer="layout" svg:x1="12.112cm" svg:y1="15.922cm" svg:x2="11.16cm" svg:y2="6.715cm">
          <text:p/>
        </draw:line>
        <draw:connector draw:style-name="gr24" draw:text-style-name="P5" draw:layer="layout" draw:type="line" svg:x1="8.184cm" svg:y1="17.216cm" svg:x2="10.754cm" svg:y2="17.235cm" svg:d="M8184 17216l2570 19" svg:viewBox="0 0 2571 20">
          <text:p/>
        </draw:connector>
        <draw:custom-shape draw:style-name="gr25" draw:text-style-name="P8" draw:layer="layout" svg:width="3.175cm" svg:height="1.27cm" svg:x="7.667cm" svg:y="17.51cm">
          <text:p text:style-name="P7">Update index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.175cm" svg:height="1.27cm" svg:x="1.317cm" svg:y="11.477cm">
          <text:p text:style-name="P7">Update index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1.905cm" svg:height="1.27cm" svg:x="10.842cm" svg:y="9.572cm">
          <text:p text:style-name="P7">Load URL List Option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2.053cm" svg:y1="15.923cm" svg:x2="8.62cm" svg:y2="8.62cm">
          <text:p/>
        </draw:line>
        <draw:custom-shape draw:style-name="gr26" draw:text-style-name="P8" draw:layer="layout" svg:width="1.905cm" svg:height="1.27cm" svg:x="9.572cm" svg:y="12.747cm">
          <text:p text:style-name="P7">Load URL List Option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1.905cm" svg:height="1.27cm" svg:x="6.08cm" svg:y="9.255cm">
          <text:p text:style-name="P7">New Tab based on URL List Index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54cm" svg:height="0.635cm" svg:x="5.762cm" svg:y="12.947cm">
          <text:p text:style-name="P7">Inject content.js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1.905cm" svg:height="1.27cm" svg:x="16.875cm" svg:y="4.175cm">
          <text:p text:style-name="P7">Open Settings page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8.462cm" svg:y1="10.207cm" svg:x2="18.462cm" svg:y2="11.16cm">
          <text:p/>
        </draw:line>
        <draw:line draw:style-name="gr29" draw:text-style-name="P9" draw:layer="layout" svg:x1="16.557cm" svg:y1="10.207cm" svg:x2="15.922cm" svg:y2="10.842cm">
          <text:p/>
        </draw:line>
        <draw:line draw:style-name="gr30" draw:text-style-name="P9" draw:layer="layout" svg:x1="18.145cm" svg:y1="12.747cm" svg:x2="16.24cm" svg:y2="12.43cm">
          <text:p/>
        </draw:line>
        <draw:custom-shape draw:style-name="gr26" draw:text-style-name="P8" draw:layer="layout" svg:width="1.905cm" svg:height="1.27cm" svg:x="15.605cm" svg:y="12.747cm">
          <text:p text:style-name="P7">Capture URL List from DOM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1.905cm" svg:height="1.27cm" svg:x="13.065cm" svg:y="13.382cm">
          <text:p text:style-name="P7">Store URL Li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1T21:12:53.762000000</meta:creation-date>
    <dc:date>2024-05-01T21:53:46.350000000</dc:date>
    <meta:editing-duration>PT40M53S</meta:editing-duration>
    <meta:editing-cycles>1</meta:editing-cycles>
    <meta:generator>LibreOffice/7.6.0.3$Windows_X86_64 LibreOffice_project/69edd8b8ebc41d00b4de3915dc82f8f0fc3b6265</meta:generator>
    <meta:document-statistic meta:object-count="42"/>
  </office:meta>
</office:document-meta>
</file>